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text-underline-style="none" fo:font-weight="bold" style:font-name-asian="Calibri3" style:font-style-asian="normal" style:font-weight-asian="bold" style:font-name-complex="Calibri3" style:font-style-complex="normal" style:font-weight-complex="bold"/>
    </style:style>
    <style:style style:name="T16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2pt" style:font-size-asian="28pt" style:font-size-complex="28pt"/>
    </style:style>
    <style:style style:name="T20" style:family="text">
      <style:text-properties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text-position="-33% 58%" fo:font-size="22pt" style:font-size-asian="28pt" style:font-size-complex="28pt"/>
    </style:style>
    <style:style style:name="T22" style:family="text">
      <style:text-properties fo:font-size="24pt" style:font-size-asian="32pt" style:font-size-complex="32pt"/>
    </style:style>
    <style:style style:name="T23" style:family="text">
      <style:text-properties fo:font-size="32pt" style:font-size-asian="44pt" style:font-size-complex="44pt"/>
    </style:style>
    <style:style style:name="T24" style:family="text">
      <style:text-properties style:font-name="Ebrima4" style:font-name-asian="Ebrima4" style:font-name-complex="Ebrima4"/>
    </style:style>
    <style:style style:name="T25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6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n linienförmigen Strom <text:span text:style-name="T4">I</text:span> längs eines Weges <text:span text:style-name="T4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as begleitende Dreibein beim Stromfaden? Wie sieht der Übergang vom Strom aus?</text:p>
          </draw:text-box>
        </draw:frame>
        <draw:frame presentation:style-name="pr2" draw:layer="layout" svg:width="25.199cm" svg:height="12.397cm" svg:x="1.4cm" svg:y="7.359cm" presentation:class="subtitle" presentation:user-transformed="true">
          <draw:text-box>
            <text:p>Man parametrisiert <text:span text:style-name="T4">C</text:span> nach der Bogenlänge <text:span text:style-name="T4">S</text:span>. d<text:span text:style-name="T1">f</text:span> ist das orientierte Flächenelement um <text:span text:style-name="T4">C</text:span><text:span text:style-name="T13">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Der Übergang zum Stromfaden geschieht also durch die Ersetzung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2" draw:layer="layout" svg:width="18.584cm" svg:height="8.864cm" svg:x="4.707cm" svg:y="9.967cm">
          <text:p/>
          <draw:object xlink:href="../Stromfad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wird die von einem Feld <text:span text:style-name="T1">E</text:span> an einer Ladungsdichte bewirkte Leistung berechnet? Skizziere die Herleitung!</text:p>
          </draw:text-box>
        </draw:frame>
        <draw:frame presentation:style-name="pr2" draw:layer="layout" svg:width="25.199cm" svg:height="12.179cm" svg:x="1.4cm" svg:y="7.914cm" presentation:class="subtitle" presentation:user-transformed="true">
          <draw:text-box>
            <text:p><text:span text:style-name="T13">Betrachtet man eine allgemeine Ladungsdichte </text:span><text:span text:style-name="T12">ρ</text:span><text:span text:style-name="T6">(</text:span><text:span text:style-name="T8">r</text:span><text:span text:style-name="T6">), so ist die vom Feld am Volumenelement verrichtete Leistung:</text:span></text:p>
            <text:p><text:span text:style-name="T13">d</text:span><text:span text:style-name="T4">P</text:span><text:span text:style-name="T13"> = [</text:span><text:span text:style-name="T12">ρ</text:span><text:span text:style-name="T6">(</text:span><text:span text:style-name="T8">r</text:span><text:span text:style-name="T6">)d</text:span><text:span text:style-name="T14">3</text:span><text:span text:style-name="T5">r</text:span><text:span text:style-name="T13">] </text:span><text:span text:style-name="T1">E</text:span><text:span text:style-name="T13">(</text:span><text:span text:style-name="T1">r</text:span><text:span text:style-name="T13">) </text:span><text:span text:style-name="T7">∙</text:span><text:span text:style-name="T6"> </text:span><text:span text:style-name="T8">v</text:span><text:span text:style-name="T6">(</text:span><text:span text:style-name="T8">r</text:span><text:span text:style-name="T6">)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text:span text:style-name="T6"> .</text:span></text:p>
            <text:p><text:span text:style-name="T6"/></text:p>
            <text:p><text:span text:style-name="T6">Dies führt zum Begriff der </text:span><text:span text:style-name="T15">Leistungsdichte </text:span><text:span text:style-name="T6"><text:s/></text:span><text:span text:style-name="T8">j</text:span><text:span text:style-name="T6">(</text:span><text:span text:style-name="T8">r</text:span><text:span text:style-name="T6">) </text:span><text:span text:style-name="T7">∙</text:span><text:span text:style-name="T6"> </text:span><text:span text:style-name="T8">E</text:span><text:span text:style-name="T6">(</text:span><text:span text:style-name="T8">r</text:span><text:span text:style-name="T6">).</text:span></text:p>
            <text:p><text:span text:style-name="T6"/></text:p>
            <text:p><text:span text:style-name="T6">Die gesamte, vom Feld </text:span><text:span text:style-name="T8">E</text:span><text:span text:style-name="T6"> an dem System im Volumen </text:span><text:span text:style-name="T5">V</text:span><text:span text:style-name="T6"> bewirkte </text:span><text:span text:style-name="T16">Leistung</text:span><text:span text:style-name="T6"> </text:span><text:span text:style-name="T5">P</text:span><text:span text:style-name="T6"> beträgt dann:</text:span></text:p>
          </draw:text-box>
        </draw:frame>
        <draw:frame draw:style-name="gr2" draw:text-style-name="P2" draw:layer="layout" svg:width="7.159cm" svg:height="3.267cm" svg:x="10.42cm" svg:y="6.566cm">
          <text:p/>
          <draw:object xlink:href="../Verschiebungsleistung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7.689cm" svg:height="1.888cm" svg:x="10.155cm" svg:y="18.655cm">
          <text:p/>
          <draw:object xlink:href="../Leistung%20im%20Feld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P</text:span> = <text:span text:style-name="T4">R</text:span> <text:span text:style-name="T4">I</text:span><text:span text:style-name="T17">2</text:span> ist die Leistung, die beim Durchgang des Stromes <text:span text:style-name="T4">I</text:span> durch den Ohm'schen <text:span text:style-name="T18">Verbraucher</text:span> <text:span text:style-name="T4">R</text:span> auftrit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9">Formulieren Sie die Kraft zwischen zwei von stationären Strömen </text:span><text:span text:style-name="T20">I</text:span><text:span text:style-name="T21">1</text:span><text:span text:style-name="T19"> und </text:span><text:span text:style-name="T20">I</text:span><text:span text:style-name="T21">2</text:span><text:span text:style-name="T19"> durchflossenen Leiterschleifen </text:span><text:span text:style-name="T20">C</text:span><text:span text:style-name="T21">1</text:span><text:span text:style-name="T19">, </text:span><text:span text:style-name="T20">C</text:span><text:span text:style-name="T21">2</text:span><text:span text:style-name="T19">. Gilt </text:span><text:span text:style-name="T20">actio gleich reactio</text:span><text:span text:style-name="T19">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22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3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24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4.027cm" svg:x="1.4cm" svg:y="0.572cm" presentation:class="title" presentation:user-transformed="true">
          <draw:text-box>
            <text:p><text:span text:style-name="T22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2">Welche Analogien bestehen zwischen den Feldgrößen </text:span><text:span text:style-name="T25">E</text:span><text:span text:style-name="T22">, </text:span><text:span text:style-name="T25">D</text:span><text:span text:style-name="T22"> und </text:span><text:span text:style-name="T25">P</text:span><text:span text:style-name="T22"> der Elektrostatik und </text:span><text:span text:style-name="T25">A</text:span><text:span text:style-name="T22">, </text:span><text:span text:style-name="T25">H</text:span><text:span text:style-name="T22"> und </text:span><text:span text:style-name="T25">M</text:span><text:span text:style-name="T22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6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3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4" draw:layer="layout" svg:width="25.199cm" svg:height="4.027cm" svg:x="1.4cm" svg:y="0.575cm" presentation:class="title" presentation:user-transformed="true">
          <draw:text-box>
            <text:p><text:span text:style-name="T22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17T18:00:38.965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187"/>
  </office:meta>
</office:document-meta>
</file>